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1.76pt solid #1f1c1b" style:rotation-align="none" fo:border-top="1.76pt solid #1f1c1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padding="0.71mm" fo:border-right="1.76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1f1c1b" style:diagonal-bl-tr="none" style:diagonal-tl-br="none" fo:border-left="none" fo:padding="0.71mm" fo:border-right="1.76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1f1c1b" fo:padding="0.71mm" fo:border-right="1.76pt solid #1f1c1b" style:rotation-align="none" fo:border-top="1.76pt solid #1f1c1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1f1c1b" fo:padding="0.71mm" fo:border-right="1.76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1f1c1b" style:diagonal-bl-tr="none" style:diagonal-tl-br="none" fo:border-left="1.76pt solid #1f1c1b" fo:padding="0.71mm" fo:border-right="1.76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E 1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Score/mesure</text:p>
          </table:table-cell>
          <table:covered-table-cell table:style-name="ce6"/>
          <table:table-cell table:number-columns-repeated="1021"/>
        </table:table-row>
        <table:table-row table:style-name="ro2">
          <table:table-cell table:style-name="ce2" office:value-type="string" calcext:value-type="string">
            <text:p>Sujet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P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PLUS</text:p>
          </table:table-cell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6" office:value-type="float" office:value="9.55" calcext:value-type="float">
            <text:p>9,55</text:p>
          </table:table-cell>
          <table:table-cell table:formula="of:=[.B7]-[.C7]" office:value-type="float" office:value="2.45" calcext:value-type="float">
            <text:p>2,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float" office:value="12.55" calcext:value-type="float">
            <text:p>12,55</text:p>
          </table:table-cell>
          <table:table-cell table:style-name="ce17" office:value-type="float" office:value="11.3" calcext:value-type="float">
            <text:p>11,3</text:p>
          </table:table-cell>
          <table:table-cell table:formula="of:=[.B8]-[.C8]" office:value-type="float" office:value="1.25" calcext:value-type="float">
            <text:p>1,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office:value-type="float" office:value="13.35" calcext:value-type="float">
            <text:p>13,35</text:p>
          </table:table-cell>
          <table:table-cell table:style-name="ce17" office:value-type="float" office:value="10.4" calcext:value-type="float">
            <text:p>10,4</text:p>
          </table:table-cell>
          <table:table-cell table:formula="of:=[.B9]-[.C9]" office:value-type="float" office:value="2.95" calcext:value-type="float">
            <text:p>2,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float" office:value="12.25" calcext:value-type="float">
            <text:p>12,25</text:p>
          </table:table-cell>
          <table:table-cell table:style-name="ce17" office:value-type="float" office:value="12.25" calcext:value-type="float">
            <text:p>12,25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float" office:value="11.05" calcext:value-type="float">
            <text:p>11,05</text:p>
          </table:table-cell>
          <table:table-cell table:style-name="ce17" office:value-type="float" office:value="8.3" calcext:value-type="float">
            <text:p>8,3</text:p>
          </table:table-cell>
          <table:table-cell table:formula="of:=[.B11]-[.C11]" office:value-type="float" office:value="2.75" calcext:value-type="float">
            <text:p>2,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 office:value-type="float" office:value="12.35" calcext:value-type="float">
            <text:p>12,35</text:p>
          </table:table-cell>
          <table:table-cell table:style-name="ce17" office:value-type="float" office:value="11.2" calcext:value-type="float">
            <text:p>11,2</text:p>
          </table:table-cell>
          <table:table-cell table:formula="of:=[.B12]-[.C12]" office:value-type="float" office:value="1.15" calcext:value-type="float">
            <text:p>1,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float" office:value="12.4" calcext:value-type="float">
            <text:p>12,4</text:p>
          </table:table-cell>
          <table:table-cell table:style-name="ce17" office:value-type="float" office:value="8.55" calcext:value-type="float">
            <text:p>8,55</text:p>
          </table:table-cell>
          <table:table-cell table:formula="of:=[.B13]-[.C13]" office:value-type="float" office:value="3.85" calcext:value-type="float">
            <text:p>3,8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office:value-type="float" office:value="12.1" calcext:value-type="float">
            <text:p>12,1</text:p>
          </table:table-cell>
          <table:table-cell table:style-name="ce17" office:value-type="float" office:value="12.35" calcext:value-type="float">
            <text:p>12,35</text:p>
          </table:table-cell>
          <table:table-cell table:formula="of:=[.B14]-[.C14]" office:value-type="float" office:value="-0.25" calcext:value-type="float">
            <text:p>-0,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 office:value-type="float" office:value="10.7" calcext:value-type="float">
            <text:p>10,7</text:p>
          </table:table-cell>
          <table:table-cell table:style-name="ce17" office:value-type="float" office:value="14.25" calcext:value-type="float">
            <text:p>14,25</text:p>
          </table:table-cell>
          <table:table-cell table:formula="of:=[.B15]-[.C15]" office:value-type="float" office:value="-3.55" calcext:value-type="float">
            <text:p>-3,5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3.05" calcext:value-type="float">
            <text:p>13,05</text:p>
          </table:table-cell>
          <table:table-cell table:style-name="ce17" office:value-type="float" office:value="13.25" calcext:value-type="float">
            <text:p>13,25</text:p>
          </table:table-cell>
          <table:table-cell table:formula="of:=[.B16]-[.C16]" office:value-type="float" office:value="-0.199999999999999" calcext:value-type="float">
            <text:p>-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ISTIQUE DU TEST :</text:p>
          </table:table-cell>
          <table:table-cell table:number-columns-repeated="101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/>
          <table:table-cell table:style-name="ce17"/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G7:.G13])" office:value-type="float" office:value="34" calcext:value-type="float">
            <text:p>34</text:p>
          </table:table-cell>
          <table:table-cell/>
          <table:table-cell office:value-type="string" calcext:value-type="string">
            <text:p>T=11</text:p>
          </table:table-cell>
          <table:table-cell table:number-columns-repeated="101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/>
          <table:table-cell table:style-name="ce17"/>
          <table:table-cell table:number-columns-repeated="5"/>
          <table:table-cell office:value-type="string" calcext:value-type="string">
            <text:p>N=10-1=9</text:p>
          </table:table-cell>
          <table:table-cell table:number-columns-repeated="101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OBABILITé ALPHA avec ces résultats :</text:p>
          </table:table-cell>
          <table:table-cell table:number-columns-repeated="1023"/>
        </table:table-row>
        <table:table-row table:style-name="ro3">
          <table:table-cell table:formula="of:=COM.MICROSOFT.T.TEST([.B7:.B16];[.C7:.C16];2;1)" office:value-type="float" office:value="0.161628979133863" calcext:value-type="float">
            <text:p>0,1616289791</text:p>
          </table:table-cell>
          <table:table-cell table:number-columns-repeated="1023"/>
        </table:table-row>
        <table:table-row table:style-name="ro3" table:number-rows-repeated="83">
          <table:table-cell table:number-columns-repeated="1024"/>
        </table:table-row>
        <table:table-row table:style-name="ro3">
          <table:table-cell table:number-columns-repeated="2"/>
          <table:table-cell table:style-name="ce19"/>
          <table:table-cell table:number-columns-repeated="1021"/>
        </table:table-row>
        <table:table-row table:style-name="ro3">
          <table:table-cell table:style-name="ce1" office:value-type="string" calcext:value-type="string">
            <text:p>E 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ujet</text:p>
          </table:table-cell>
          <table:table-cell table:style-name="ce7" office:value-type="string" calcext:value-type="string">
            <text:p>V1</text:p>
          </table:table-cell>
          <table:table-cell table:style-name="ce7" office:value-type="string" calcext:value-type="string">
            <text:p>V2</text:p>
          </table:table-cell>
          <table:table-cell table:number-columns-repeated="102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67.5" calcext:value-type="float">
            <text:p>6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82.5" calcext:value-type="float">
            <text:p>82,5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77.5" calcext:value-type="float">
            <text:p>77,5</text:p>
          </table:table-cell>
          <table:table-cell table:number-columns-repeated="102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12" office:value-type="float" office:value="52.5" calcext:value-type="float">
            <text:p>52,5</text:p>
          </table:table-cell>
          <table:table-cell table:style-name="ce12" office:value-type="float" office:value="62.5" calcext:value-type="float">
            <text:p>62,5</text:p>
          </table:table-cell>
          <table:table-cell table:number-columns-repeated="102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3" office:value-type="float" office:value="67.5" calcext:value-type="float">
            <text:p>67,5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E 3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ujet</text:p>
          </table:table-cell>
          <table:table-cell table:style-name="ce14" office:value-type="string" calcext:value-type="string">
            <text:p>V1</text:p>
          </table:table-cell>
          <table:table-cell table:style-name="ce14" office:value-type="string" calcext:value-type="string">
            <text:p>V2</text:p>
          </table:table-cell>
          <table:table-cell table:number-columns-repeated="102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2" office:value-type="float" office:value="47.5" calcext:value-type="float">
            <text:p>47,5</text:p>
          </table:table-cell>
          <table:table-cell table:style-name="ce12" office:value-type="float" office:value="57.5" calcext:value-type="float">
            <text:p>57,5</text:p>
          </table:table-cell>
          <table:table-cell table:number-columns-repeated="102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12" office:value-type="float" office:value="57.5" calcext:value-type="float">
            <text:p>57,5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2.5" calcext:value-type="float">
            <text:p>72,5</text:p>
          </table:table-cell>
          <table:table-cell table:number-columns-repeated="102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7.5" calcext:value-type="float">
            <text:p>87,5</text:p>
          </table:table-cell>
          <table:table-cell table:number-columns-repeated="102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2.5" calcext:value-type="float">
            <text:p>32,5</text:p>
          </table:table-cell>
          <table:table-cell table:number-columns-repeated="102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12" office:value-type="float" office:value="42.5" calcext:value-type="float">
            <text:p>42,5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2" office:value-type="float" office:value="72.5" calcext:value-type="float">
            <text:p>72,5</text:p>
          </table:table-cell>
          <table:table-cell table:style-name="ce12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float" office:value="52.5" calcext:value-type="float">
            <text:p>52,5</text:p>
          </table:table-cell>
          <table:table-cell table:style-name="ce13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 table:number-rows-repeated="67">
          <table:table-cell table:number-columns-repeated="1024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21T12:03:58</meta:creation-date>
    <dc:date>2016-11-16T09:50:25.065858137</dc:date>
    <meta:editing-cycles>8</meta:editing-cycles>
    <meta:editing-duration>PT8M47S</meta:editing-duration>
    <meta:document-statistic meta:table-count="3" meta:cell-count="164" meta:object-count="0"/>
    <meta:generator>LibreOffice/5.1.4.2$Linux_X86_64 LibreOffice_project/10m0$Build-2</meta:generator>
  </office:meta>
</office:document-meta>
</file>